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OXAPAMP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60058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UTRIMENTOS DE ANIMALES NUEVO HORIZONT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0 290 9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ELMER FABIAN CALLUPE AGUILA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430033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09/2021</text:p>
          </table:table-cell>
          <table:table-cell table:style-name="Tabla2.A3" office:value-type="string">
            <text:p text:style-name="P22">5082678</text:p>
          </table:table-cell>
          <table:table-cell table:style-name="Tabla2.D3" office:value-type="string">
            <text:p text:style-name="P23">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4T17:43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